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903cm" fo:margin-left="0.104cm" fo:margin-right="-0.007cm" fo:margin-top="0.499cm" fo:margin-bottom="0.499cm" table:align="margins"/>
    </style:style>
    <style:style style:name="Táblázat19.A" style:family="table-column">
      <style:table-column-properties style:column-width="2.688cm" style:rel-column-width="10422*"/>
    </style:style>
    <style:style style:name="Táblázat19.B" style:family="table-column">
      <style:table-column-properties style:column-width="6.507cm" style:rel-column-width="25228*"/>
    </style:style>
    <style:style style:name="Táblázat19.C" style:family="table-column">
      <style:table-column-properties style:column-width="4.486cm" style:rel-column-width="17394*"/>
    </style:style>
    <style:style style:name="Táblázat19.D" style:family="table-column">
      <style:table-column-properties style:column-width="3.223cm" style:rel-column-width="12491*"/>
    </style:style>
    <style:style style:name="Táblázat19.1" style:family="table-row">
      <style:table-row-properties style:keep-together="false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302cm" fo:margin-left="0.104cm" fo:margin-right="1.316cm" fo:margin-top="0.499cm" fo:margin-bottom="0.499cm" table:align="margins"/>
    </style:style>
    <style:style style:name="Táblázat20.A" style:family="table-column">
      <style:table-column-properties style:column-width="3.373cm" style:rel-column-width="14445*"/>
    </style:style>
    <style:style style:name="Táblázat20.B" style:family="table-column">
      <style:table-column-properties style:column-width="11.929cm" style:rel-column-width="51090*"/>
    </style:style>
    <style:style style:name="Táblázat20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justify" style:justify-single-word="false"/>
      <style:text-properties style:use-window-font-color="true" fo:font-weight="normal" style:font-weight-asian="normal" style:font-weight-complex="normal"/>
    </style:style>
    <style:style style:name="P7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fo:background-color="transparent" style:font-weight-asian="normal" style:font-weight-complex="normal"/>
    </style:style>
    <style:style style:name="P8" style:family="paragraph" style:parent-style-name="_5b_RPG_5d__20_Táblázattartalom_20_-_20_saját_20_-_20_1">
      <style:paragraph-properties fo:text-align="justify" style:justify-single-word="false"/>
      <style:text-properties style:use-window-font-color="true" fo:font-weight="normal" fo:background-color="transparent" style:font-weight-asian="normal" style:font-weight-complex="normal"/>
    </style:style>
    <style:style style:name="P9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fo:background-color="#ff0000" style:font-weight-asian="normal" style:font-weight-complex="normal"/>
    </style:style>
    <style:style style:name="P10" style:family="paragraph" style:parent-style-name="_5b_RPG_5d__20_Táblázattartalom_20_-_20_saját_20_-_20_1">
      <style:paragraph-properties fo:text-align="justify" style:justify-single-word="false"/>
      <style:text-properties style:use-window-font-color="true" fo:font-weight="normal" fo:background-color="#ff6633" style:font-weight-asian="normal" style:font-weight-complex="normal"/>
    </style:style>
    <style:style style:name="P11" style:family="paragraph" style:parent-style-name="_5b_RPG_5d__20_Táblázattartalom_20_-_20_fejléc">
      <style:text-properties style:use-window-font-color="true"/>
    </style:style>
    <style:style style:name="P12" style:family="paragraph" style:parent-style-name="Text_20_body">
      <style:text-properties fo:background-color="transparent"/>
    </style:style>
    <style:style style:name="P13" style:family="paragraph" style:parent-style-name="Text_20_body">
      <style:text-properties style:text-underline-style="solid" style:text-underline-width="auto" style:text-underline-color="font-color"/>
    </style:style>
    <style:style style:name="P14" style:family="paragraph" style:parent-style-name="Text_20_body">
      <style:text-properties fo:background-color="#ff0000"/>
    </style:style>
    <style:style style:name="P15" style:family="paragraph" style:parent-style-name="Heading_20_4" style:master-page-name="First_20_Page">
      <style:text-properties fo:background-color="transparent"/>
    </style:style>
    <style:style style:name="P16" style:family="paragraph" style:parent-style-name="Text_20_body" style:list-style-name="L1"/>
    <style:style style:name="P17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transparent"/>
    </style:style>
    <style:style style:name="T5" style:family="text">
      <style:text-properties style:text-line-through-style="none" style:font-name="FreeSerif5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text-line-through-style="none" fo:background-color="transparen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9" style:family="text">
      <style:text-properties fo:background-color="#ff0000"/>
    </style:style>
    <style:style style:name="T10" style:family="text">
      <style:text-properties fo:background-color="transparent"/>
    </style:style>
    <style:style style:name="T11" style:family="text">
      <style:text-properties style:use-window-font-color="true" fo:font-weight="normal" fo:background-color="#ff6633" style:font-weight-asian="normal" style:font-weight-complex="normal"/>
    </style:style>
    <style:style style:name="T12" style:family="text">
      <style:text-properties style:use-window-font-color="true" fo:font-weight="normal" fo:background-color="#ff0000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4">Álcázás/álruha</text:h>
      <text:p text:style-name="P14">TODO: Mi legyen az alkalmazási mód? Ellenpróbás vagy sima képzettségpróba? Ha ellenpróba, akkor melyik képzettséggel? Álcázás/álruha természetesen és/vagy Észlelés, Emberismeret???</text:p>
      <text:p text:style-name="P12"><text:span text:style-name="T1">Próba: </text:span><text:span text:style-name="T2">dobható</text:span></text:p>
      <text:p text:style-name="Text_20_body"><text:span text:style-name="T1">Domináns Tulajdonságok</text:span>: <text:span text:style-name="T9">Ügyesség, Intelligencia, Önuralom, Fogékonyság</text:span></text:p>
      <text:p text:style-name="Text_20_body"><text:span text:style-name="T1">Leírás</text:span>: Az álcázás nagy előny, főleg ha vadásznak rád. Megfelelő maszk, smink, ruha, ezek elengedhetetlenek. Egy jó bajusz csodákat tehet, csak le ne essen a kritikus pillanatban.</text:p>
      <text:p text:style-name="Text_20_body">Álcázás/álruha képzettséggel megváltoztathatod külsődet, tudásodtól függ, hogy mennyire és milyen hitelesen. <text:span text:style-name="T10">Fontos: ez a képzettség kizárólag az álcázás </text:span><text:span text:style-name="T4">fizikai</text:span><text:span text:style-name="T10"> részét foglalja magába. A hiteles viselkedés előadása, a megtévesztés a szerepjáték része! Hiába tökéletes a fizikai álca, ha hiteltelen az alakítás...</text:span></text:p>
      <text:p text:style-name="Text_20_body"><text:span text:style-name="T1">Kapcsolódó fortélyok</text:span>: <text:span text:style-name="T6">Százarcú, Élő álca</text:span></text:p>
      <text:p text:style-name="P12"><text:span text:style-name="T3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 table:style-name="Táblázat19.1">
            <table:table-cell table:style-name="Táblázat19.A1" office:value-type="string">
              <text:p text:style-name="P11">Képzettség Szint</text:p>
            </table:table-cell>
            <table:table-cell table:style-name="Táblázat19.A1" office:value-type="string">
              <text:p text:style-name="P11">Biztos tudás</text:p>
            </table:table-cell>
            <table:table-cell table:style-name="Táblázat19.A1" office:value-type="string">
              <text:p text:style-name="P11">Speciális <text:line-break/><text:span text:style-name="T7">(tanulható fortély, különleges <text:s/>képesség)</text:span></text:p>
            </table:table-cell>
            <table:table-cell table:style-name="Táblázat19.D1" office:value-type="string">
              <text:p text:style-name="P11">Követelmény</text:p>
            </table:table-cell>
          </table:table-row>
        </table:table-header-rows>
        <table:table-row table:style-name="Táblázat19.1"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8">Tudsz bajuszt, kisebb szakállat ragasztani úgy, hogy jó eséllyel nem esik le.</text:p>
            <text:p text:style-name="P6"><text:span text:style-name="T3">Példa</text:span>: <text:span text:style-name="T10">Segéd a színházban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Ügyesség: 0</text:p>
          </table:table-cell>
        </table:table-row>
        <table:table-row table:style-name="Táblázat19.1"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8">Már a bajusz/szakáll készítése sem okoz gondot.</text:p>
            <text:p text:style-name="P8">A ragasztott elemek 1 napig tartanak biztosan.</text:p>
            <text:p text:style-name="P6"><text:span text:style-name="T3">Példa</text:span>: Képzett szélhámos</text:p>
          </table:table-cell>
          <table:table-cell table:style-name="Táblázat19.A3" office:value-type="string">
            <text:p text:style-name="P5">Százarcú - 1.fok (4.szinten)</text:p>
          </table:table-cell>
          <table:table-cell table:style-name="Táblázat19.D3" office:value-type="string">
            <text:p text:style-name="P5">Ügyesség: 0</text:p>
            <text:p text:style-name="P9">Fogékonyság: 0</text:p>
          </table:table-cell>
        </table:table-row>
        <table:table-row table:style-name="Táblázat19.1"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8">Alaposabban ismered az egyes az izzadást gátló szereket, tartósabb ragasztókat. Összetételük ismeretében be tudod szerezni a hozzájuk való alapanyagokat. 1 perc alatt össze tudsz válogatni magadnak egy álcára valót az eléd kerülő rengeteg ruhából, kellékből (a felvétel persze már más tészta).</text:p>
            <text:p text:style-name="P10">Az álcád karbantartás nélkül akár 2-3 napot is kibír.</text:p>
            <text:p text:style-name="P6"><text:span text:style-name="T3">Példa</text:span>: beépülő fejvadász, orvgyilkos</text:p>
          </table:table-cell>
          <table:table-cell table:style-name="Táblázat19.A2" office:value-type="string">
            <text:p text:style-name="P5">Százarcú - 2.fok (8.szinten)</text:p>
          </table:table-cell>
          <table:table-cell table:style-name="Táblázat19.D2" office:value-type="string">
            <text:p text:style-name="P5">Ügyesség: 1</text:p>
            <text:p text:style-name="P9">Fogékonyság: 1</text:p>
            <text:p text:style-name="P9">Alkímia – 3.szint</text:p>
          </table:table-cell>
        </table:table-row>
        <table:table-row table:style-name="Táblázat19.1"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8">Ha nincs megfelelő alapanyag a kencéidhez, akkor sem esel kétségbe, tudsz rögtönözni, ismersz helyettesítő anyagokat is. Rögtönzött felszerelést kevesebb, mint fél perc alatt össze tudsz válogatni. <text:span text:style-name="T11">Az álcád karbantartás nélkül akár </text:span><text:span text:style-name="T12">XXX</text:span><text:span text:style-name="T11"> napot is kibír.</text:span></text:p>
            <text:p text:style-name="P6"><text:span text:style-name="T3">Példa</text:span>: „kaméleon” mestergyilkos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5">Ügyesség: 1</text:p>
            <text:p text:style-name="P9">Fogékonyság: 1</text:p>
            <text:p text:style-name="P7">Alkímia – 5.szint</text:p>
          </table:table-cell>
        </table:table-row>
        <table:table-row table:style-name="Táblázat19.1"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8">Az álcád szinte már művészeti alkotás. Karbantartást nem igényel, sminked mintha második bőröd lenne. <text:span text:style-name="T12">TODO</text:span></text:p>
            <text:p text:style-name="P6"><text:span text:style-name="T3">Példa</text:span>: Előbb a szakács fia volt, most épp a báróné!</text:p>
          </table:table-cell>
          <table:table-cell table:style-name="Táblázat19.A2" office:value-type="string">
            <text:p text:style-name="P5">Élő álca</text:p>
            <text:p text:style-name="P5">(titkos fortély)</text:p>
          </table:table-cell>
          <table:table-cell table:style-name="Táblázat19.D2" office:value-type="string">
            <text:p text:style-name="P5">Ügyesség: 2</text:p>
            <text:p text:style-name="P9">Fogékonyság: 2</text:p>
            <text:p text:style-name="P7">Alkímia – 7.szint</text:p>
          </table:table-cell>
        </table:table-row>
      </table:table>
      <text:p text:style-name="P13"/>
      <text:p text:style-name="P13">Próbák: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11">Célszám</text:p>
            </table:table-cell>
            <table:table-cell table:style-name="Táblázat20.B1" office:value-type="string">
              <text:p text:style-name="P11">Példa</text:p>
            </table:table-cell>
          </table:table-row>
        </table:table-header-rows>
        <table:table-row>
          <table:table-cell table:style-name="Táblázat20.A2" office:value-type="string">
            <text:p text:style-name="P3"><text:span text:style-name="T8">Könnyű (</text:span>6)</text:p>
          </table:table-cell>
          <table:table-cell table:style-name="Táblázat20.B2" office:value-type="string">
            <text:p text:style-name="P4">Olyan álbajuszt/szakállat ragasztani, ami nem esik le egész nap.</text:p>
          </table:table-cell>
        </table:table-row>
        <table:table-row>
          <table:table-cell table:style-name="Táblázat20.A3" office:value-type="string">
            <text:p text:style-name="P3"><text:span text:style-name="T8">Átlagos</text:span> (9)</text:p>
          </table:table-cell>
          <table:table-cell table:style-name="Táblázat20.B3" office:value-type="string">
            <text:p text:style-name="P4">Azonos nemű és felépítésű, +/-20 év korú személlyé átvedleni.</text:p>
          </table:table-cell>
        </table:table-row>
        <table:table-row>
          <table:table-cell table:style-name="Táblázat20.A2" office:value-type="string">
            <text:p text:style-name="P3"><text:span text:style-name="T8">Nehéz</text:span> (12)</text:p>
          </table:table-cell>
          <table:table-cell table:style-name="Táblázat20.B2" office:value-type="string">
            <text:p text:style-name="P4">20 évnél nagyobb korkülönbséget hitelesen megjeleníteni.</text:p>
            <text:p text:style-name="P4">Más nemű, hasonló korú személlyé átvedleni.</text:p>
          </table:table-cell>
        </table:table-row>
        <table:table-row>
          <table:table-cell table:style-name="Táblázat20.A3" office:value-type="string">
            <text:p text:style-name="P3"><text:span text:style-name="T8">Nagyon nehéz</text:span> (15)</text:p>
          </table:table-cell>
          <table:table-cell table:style-name="Táblázat20.B3" office:value-type="string">
            <text:p text:style-name="P4">Más felépítésű személlyé átvedleni.</text:p>
          </table:table-cell>
        </table:table-row>
        <table:table-row>
          <table:table-cell table:style-name="Táblázat20.A2" office:value-type="string">
            <text:p text:style-name="P3"><text:span text:style-name="T8">Rendkívül nehéz</text:span> (18)</text:p>
          </table:table-cell>
          <table:table-cell table:style-name="Táblázat20.B2" office:value-type="string">
            <text:p text:style-name="P4">Más magasságú, nemű, teljesen más karakterű másik személlyé átváltozni.</text:p>
            <text:p text:style-name="P4">Más fajú (de hasonló testfelépítésű) lénnyé átalakulni.</text:p>
          </table:table-cell>
        </table:table-row>
        <table:table-row>
          <table:table-cell table:style-name="Táblázat20.A3" office:value-type="string">
            <text:p text:style-name="P3"><text:span text:style-name="T8">Emberfeletti</text:span> (21)</text:p>
          </table:table-cell>
          <table:table-cell table:style-name="Táblázat20.B3" office:value-type="string">
            <text:p text:style-name="P4">Egy kis cérnából és egy falevélből álcát készíteni.</text:p>
            <text:p text:style-name="P4">Más testfelépítésű lénnyé válni.</text:p>
          </table:table-cell>
        </table:table-row>
      </table:table>
      <text:p text:style-name="Text_20_body">Célszámot módosító körülmények:</text:p>
      <text:list text:style-name="L1">
        <text:list-item>
          <text:p text:style-name="P16"><text:span text:style-name="_5b_RPG_5d__20_Áthúzott"><text:span text:style-name="T5">Gyors átöltözés: körülménytől függ: [+1-6]</text:span></text:span></text:p>
        </text:list-item>
        <text:list-item>
          <text:p text:style-name="P16"><text:span text:style-name="_5b_RPG_5d__20_Áthúzott"><text:span text:style-name="T5">S</text:span></text:span><text:span text:style-name="_5b_RPG_5d__20_Áthúzott"><text:span text:style-name="T5">zegényes felszerelés: [+1-6]</text:span></text:span></text:p>
        </text:list-item>
      </text:list>
      <text:p text:style-name="Text_20_body"><text:span text:style-name="_5b_RPG_5d__20_Áthúzot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km100 képzettségrendszer</dc:title>
    <dc:subject>Képzettségrendszer</dc:subject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71" meta:word-count="416" meta:character-count="2959"/>
  </office:meta>
</office:document-meta>
</file>